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formula="of:=[.A6]+25" office:value-type="float" office:value="35">
            <text:p>35</text:p>
          </table:table-cell>
          <table:table-cell/>
          <table:table-cell office:value-type="float" office:value="77">
            <text:p>77</text:p>
          </table:table-cell>
          <table:table-cell table:formula="of:=[.D6]+25" office:value-type="float" office:value="102">
            <text:p>102</text:p>
          </table:table-cell>
          <table:table-cell office:value-type="float" office:value="144">
            <text:p>14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17" office:value-type="float" office:value="17">
            <text:p>17</text:p>
          </table:table-cell>
          <table:table-cell table:formula="of:=[.A8]+22" office:value-type="float" office:value="39">
            <text:p>39</text:p>
          </table:table-cell>
          <table:table-cell table:formula="of:=[.B8]+22" office:value-type="float" office:value="61">
            <text:p>61</text:p>
          </table:table-cell>
          <table:table-cell table:formula="of:=[.C8]+32" office:value-type="float" office:value="93">
            <text:p>93</text:p>
          </table:table-cell>
          <table:table-cell table:formula="of:=[.D8]+15" office:value-type="float" office:value="108">
            <text:p>108</text:p>
          </table:table-cell>
          <table:table-cell table:formula="of:=[.E8]+18" office:value-type="float" office:value="126">
            <text:p>126</text:p>
          </table:table-cell>
          <table:table-cell table:formula="of:=[.F8]+15" office:value-type="float" office:value="141">
            <text:p>14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]+6" office:value-type="float" office:value="26">
            <text:p>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]+6" office:value-type="float" office:value="32">
            <text:p>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]+6" office:value-type="float" office:value="38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]+6" office:value-type="float" office:value="44">
            <text:p>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]+6"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]+6" office:value-type="float" office:value="56">
            <text:p>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]+6" office:value-type="float" office:value="62">
            <text:p>6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]+6" office:value-type="float" office:value="68">
            <text:p>6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]+6" office:value-type="float" office:value="74">
            <text:p>7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]+6" office:value-type="float" office:value="80">
            <text:p>8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]+6" office:value-type="float" office:value="86">
            <text:p>8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]+6" office:value-type="float" office:value="92">
            <text:p>9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]+6" office:value-type="float" office:value="98">
            <text:p>9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]+6" office:value-type="float" office:value="104">
            <text:p>10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]+6" office:value-type="float" office:value="110">
            <text:p>1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]+6" office:value-type="float" office:value="116">
            <text:p>1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]+6" office:value-type="float" office:value="122">
            <text:p>1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]+6" office:value-type="float" office:value="128">
            <text:p>1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]+6" office:value-type="float" office:value="134">
            <text:p>1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]+6" office:value-type="float" office:value="140">
            <text:p>1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]+6" office:value-type="float" office:value="146">
            <text:p>14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]+6" office:value-type="float" office:value="152">
            <text:p>15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]+6" office:value-type="float" office:value="158">
            <text:p>15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]+6" office:value-type="float" office:value="164">
            <text:p>1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]+6" office:value-type="float" office:value="170">
            <text:p>1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]+6" office:value-type="float" office:value="176">
            <text:p>17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]+6" office:value-type="float" office:value="182">
            <text:p>18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7]+6" office:value-type="float" office:value="188">
            <text:p>18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8]+6" office:value-type="float" office:value="194">
            <text:p>194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 Pゴシック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2012/04/23</text:date>, <text:time>18:18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bd </meta:initial-creator>
    <meta:creation-date>2012-04-23T14:45:38</meta:creation-date>
    <dc:date>2012-04-23T18:18:22</dc:date>
    <dc:creator>nbd </dc:creator>
    <meta:editing-duration>PT01H46M53S</meta:editing-duration>
    <meta:editing-cycles>1</meta:editing-cycles>
    <meta:document-statistic meta:table-count="3" meta:cell-count="42" meta:object-count="0"/>
    <meta:generator>OpenOffice.org/3.2$Linux OpenOffice.org_project/320m19$Build-9505</meta:generator>
  </office:meta>
</office:document-meta>
</file>